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81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52cm" svg:height="2.138cm" svg:x="4.206cm" svg:y="3.371cm">
          <text:p text:style-name="P1">2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352cm" svg:height="2.138cm" svg:x="16.553cm" svg:y="3.34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52cm" svg:height="2.138cm" svg:x="10.487cm" svg:y="9.358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142cm" svg:height="4.386cm" draw:transform="rotate (-0.138230076757951) translate (5.99638358618693cm 5.34624271340383cm)" svg:viewBox="0 0 5143 4387" svg:d="M0 3c340-26 653 137 975 215 357 86 412 459 427 750 14 267 107 526 111 794 4 331 277 553 565 569 309 17 589-26 915-20 339 7 658 2 978 53 336 54 507 416 504 712-2 281-3 557 8 836 14 353 290 374 566 380l94 95">
          <text:p/>
        </draw:path>
        <draw:path draw:style-name="gr3" draw:text-style-name="P1" draw:layer="layout" svg:width="5.665cm" svg:height="6.025cm" draw:transform="rotate (-0.111526539202438) translate (13.5086414488616cm 4.38466190529779cm)" svg:viewBox="0 0 5666 6026" svg:d="M0 6026c282-3 606-4 799-305 181-283 361-564 440-882 75-306 342-576 661-586 287-8 577 85 864 38 275-45 555 0 826-66 325-79 346-464 294-732-54-283-144-561 65-868 210-307 497-357 787-410 265-49 617 23 785-196 169-218 158-540 124-820-32-266-61-532-89-797l-110-257-151-145">
          <text:p/>
        </draw:path>
        <draw:custom-shape draw:style-name="gr4" draw:text-style-name="P1" draw:layer="layout" svg:width="0.962cm" svg:height="0.828cm" svg:x="6.725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62cm" svg:height="0.828cm" svg:x="9.131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92cm" svg:height="1.278cm" svg:x="13.434cm" svg:y="8.90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82cm" svg:height="1.261cm" svg:x="15.849cm" svg:y="8.179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97cm" svg:height="1.363cm" svg:x="17.906cm" svg:y="6.2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8.583cm" svg:height="3.095cm" svg:x="3.074cm" svg:y="13.742cm">
          <draw:text-box>
            <text:p>But here, all paths between <text:span text:style-name="T1">k</text:span> and <text:span text:style-name="T1">Y </text:span><text:span text:style-name="T2">use nodes with a feast cost</text:span></text:p>
            <text:p><text:span text:style-name="T2">less than the feast cost of </text:span><text:span text:style-name="T1">k</text:span><text:span text:style-name="T2">.</text:span></text:p>
            <text:p><text:span text:style-name="T2">Therefore, the feast cost of </text:span><text:span text:style-name="T1">X </text:span><text:span text:style-name="T2">cannot have an effect on the paths</text:span></text:p>
            <text:p><text:span text:style-name="T2">between </text:span><text:span text:style-name="T1">k</text:span><text:span text:style-name="T2"> and </text:span><text:span text:style-name="T1">Y</text:span><text:span text:style-name="T2">. </text:span></text:p>
          </draw:text-box>
        </draw:frame>
        <draw:custom-shape draw:style-name="gr6" draw:text-style-name="P1" xml:id="id2" draw:id="id2" draw:layer="layout" svg:width="1.411cm" svg:height="1.369cm" svg:x="13.924cm" svg:y="5.264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draw:line-skew="0.374cm" svg:x1="14.08cm" svg:y1="8.905cm" svg:x2="13.924cm" svg:y2="5.949cm" draw:start-shape="id1" draw:start-glue-point="4" draw:end-shape="id2" draw:end-glue-point="6" svg:d="M14080 8905c0-1123-342-936-578-1394s-368-1562 422-1562" svg:viewBox="0 0 761 2957">
          <text:p/>
        </draw:connector>
        <draw:connector draw:style-name="gr8" draw:text-style-name="P1" draw:layer="layout" draw:type="curve" draw:line-skew="-0.691cm" svg:x1="15.129cm" svg:y1="6.433cm" svg:x2="16.897cm" svg:y2="5.17cm" draw:start-shape="id2" draw:start-glue-point="9" draw:end-shape="id3" draw:end-glue-point="7" svg:d="M15129 6433c0 52 1768 684 1768-1263" svg:viewBox="0 0 1769 1403">
          <text:p/>
        </draw:connector>
        <draw:frame draw:style-name="gr9" draw:text-style-name="P2" draw:layer="layout" svg:width="0.881cm" svg:height="1.069cm" svg:x="14.967cm" svg:y="8.9cm">
          <draw:text-box>
            <text:p text:style-name="P2"><text:span text:style-name="T3">5</text:span></text:p>
          </draw:text-box>
        </draw:frame>
        <draw:frame draw:style-name="gr9" draw:text-style-name="P2" draw:layer="layout" svg:width="0.881cm" svg:height="1.069cm" svg:x="17.132cm" svg:y="7.298cm">
          <draw:text-box>
            <text:p text:style-name="P2"><text:span text:style-name="T3">8</text:span></text:p>
          </draw:text-box>
        </draw:frame>
        <draw:frame draw:style-name="gr9" draw:text-style-name="P2" draw:layer="layout" svg:width="0.881cm" svg:height="1.069cm" svg:x="12.696cm" svg:y="6.738cm">
          <draw:text-box>
            <text:p text:style-name="P2"><text:span text:style-name="T3">1</text:span></text:p>
          </draw:text-box>
        </draw:frame>
        <draw:frame draw:style-name="gr9" draw:text-style-name="P2" draw:layer="layout" svg:width="0.881cm" svg:height="1.069cm" svg:x="15.85cm" svg:y="5.509cm">
          <draw:text-box>
            <text:p text:style-name="P2"><text:span text:style-name="T3">2</text:span></text:p>
          </draw:text-box>
        </draw:frame>
        <draw:frame draw:style-name="gr5" draw:layer="layout" svg:width="8.74cm" svg:height="1.673cm" svg:x="8.312cm" svg:y="2.753cm">
          <draw:text-box>
            <text:p>This path would have already</text:p>
            <text:p>been chosen.</text:p>
          </draw:text-box>
        </draw:frame>
        <draw:line draw:style-name="gr10" draw:text-style-name="P1" draw:layer="layout" svg:x1="12.107cm" svg:y1="4.436cm" svg:x2="13.39cm" svg:y2="5.5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6T15:50:49.949053653</meta:creation-date>
    <dc:date>2016-09-06T19:03:33.092477579</dc:date>
    <dc:creator>elucterio </dc:creator>
    <meta:editing-duration>PT2H6M28S</meta:editing-duration>
    <meta:editing-cycles>11</meta:editing-cycles>
    <meta:generator>LibreOffice/4.2.8.2$Linux_X86_64 LibreOffice_project/420m0$Build-2</meta:generator>
    <meta:document-statistic meta:object-count="20"/>
  </office:meta>
</office:document-meta>
</file>